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minimum APL = <text:s/>7.67385178924 <text:s/>node 1 = (2, 6) <text:s/>node 2= (10, 6)</text:p>
          </table:table-cell>
        </table:table-row>
        <table:table-row table:style-name="ro1">
          <table:table-cell office:value-type="string" calcext:value-type="string">
            <text:p>minimum APL = <text:s/>7.02535925613 <text:s/>node 1 = (6, 1) <text:s/>node 2= (6, 11)</text:p>
          </table:table-cell>
        </table:table-row>
        <table:table-row table:style-name="ro1">
          <table:table-cell office:value-type="string" calcext:value-type="string">
            <text:p>minimum APL = <text:s/>6.64116652578 <text:s/>node 1 = (2, 6) <text:s/>node 2= (6, 1)</text:p>
          </table:table-cell>
        </table:table-row>
        <table:table-row table:style-name="ro1">
          <table:table-cell office:value-type="string" calcext:value-type="string">
            <text:p>minimum APL = <text:s/>6.31994928149 <text:s/>node 1 = (2, 6) <text:s/>node 2= (11, 10)</text:p>
          </table:table-cell>
        </table:table-row>
        <table:table-row table:style-name="ro1">
          <table:table-cell office:value-type="string" calcext:value-type="string">
            <text:p>minimum APL = <text:s/>6.01176387715 <text:s/>node 1 = (2, 6) <text:s/>node 2= (11, 2)</text:p>
          </table:table-cell>
        </table:table-row>
        <table:table-row table:style-name="ro1">
          <table:table-cell office:value-type="string" calcext:value-type="string">
            <text:p>minimum APL = <text:s/>5.71182023105 <text:s/>node 1 = (1, 11) <text:s/>node 2= (2, 6)</text:p>
          </table:table-cell>
        </table:table-row>
        <table:table-row table:style-name="ro1">
          <table:table-cell office:value-type="string" calcext:value-type="string">
            <text:p>minimum APL = <text:s/>5.4078613694 <text:s/>node 1 = (1, 1) <text:s/>node 2= (2, 6)</text:p>
          </table:table-cell>
        </table:table-row>
        <table:table-row table:style-name="ro1">
          <table:table-cell office:value-type="string" calcext:value-type="string">
            <text:p>minimum APL = <text:s/>5.2426035503 <text:s/>node 1 = (2, 6) <text:s/>node 2= (7, 8)</text:p>
          </table:table-cell>
        </table:table-row>
        <table:table-row table:style-name="ro1">
          <table:table-cell office:value-type="string" calcext:value-type="string">
            <text:p>minimum APL = <text:s/>5.10270498732 <text:s/>node 1 = (2, 6) <text:s/>node 2= (6, 4)</text:p>
          </table:table-cell>
        </table:table-row>
        <table:table-row table:style-name="ro1">
          <table:table-cell office:value-type="string" calcext:value-type="string">
            <text:p>minimum APL = <text:s/>4.97541561003 <text:s/>node 1 = (2, 6) <text:s/>node 2= (4, 10)</text:p>
          </table:table-cell>
        </table:table-row>
        <table:table-row table:style-name="ro1">
          <table:table-cell office:value-type="string" calcext:value-type="string">
            <text:p>minimum APL = <text:s/>4.8540433925 <text:s/>node 1 = (2, 6) <text:s/>node 2= (9, 11)</text:p>
          </table:table-cell>
        </table:table-row>
        <table:table-row table:style-name="ro1">
          <table:table-cell office:value-type="string" calcext:value-type="string">
            <text:p>minimum APL = <text:s/>4.74408284024 <text:s/>node 1 = (2, 6) <text:s/>node 2= (9, 1)</text:p>
          </table:table-cell>
        </table:table-row>
        <table:table-row table:style-name="ro1">
          <table:table-cell office:value-type="string" calcext:value-type="string">
            <text:p>minimum APL = <text:s/>4.65159199775 <text:s/>node 1 = (2, 6) <text:s/>node 2= (3, 2)</text:p>
          </table:table-cell>
        </table:table-row>
        <table:table-row table:style-name="ro1">
          <table:table-cell office:value-type="string" calcext:value-type="string">
            <text:p>minimum APL = <text:s/>4.57692307692 <text:s/>node 1 = (2, 6) <text:s/>node 2= (12, 5)</text:p>
          </table:table-cell>
        </table:table-row>
        <table:table-row table:style-name="ro1">
          <table:table-cell office:value-type="string" calcext:value-type="string">
            <text:p>minimum APL = <text:s/>4.50394477318 <text:s/>node 1 = (2, 6) <text:s/>node 2= (9, 4)</text:p>
          </table:table-cell>
        </table:table-row>
        <table:table-row table:style-name="ro1">
          <table:table-cell office:value-type="string" calcext:value-type="string">
            <text:p>minimum APL = <text:s/>4.43350239504 <text:s/>node 1 = (2, 6) <text:s/>node 2= (5, 12)</text:p>
          </table:table-cell>
        </table:table-row>
        <table:table-row table:style-name="ro1">
          <table:table-cell office:value-type="string" calcext:value-type="string">
            <text:p>minimum APL = <text:s/>4.36482107636 <text:s/>node 1 = (0, 4) <text:s/>node 2= (2, 6)</text:p>
          </table:table-cell>
        </table:table-row>
        <table:table-row table:style-name="ro1">
          <table:table-cell office:value-type="string" calcext:value-type="string">
            <text:p>minimum APL = <text:s/>4.29536489152 <text:s/>node 1 = (0, 9) <text:s/>node 2= (2, 6)</text:p>
          </table:table-cell>
        </table:table-row>
        <table:table-row table:style-name="ro1">
          <table:table-cell office:value-type="string" calcext:value-type="string">
            <text:p>minimum APL = <text:s/>4.23478444632 <text:s/>node 1 = (2, 6) <text:s/>node 2= (5, 7)</text:p>
          </table:table-cell>
        </table:table-row>
        <table:table-row table:style-name="ro1">
          <table:table-cell office:value-type="string" calcext:value-type="string">
            <text:p>minimum APL = <text:s/>4.17533107918 <text:s/>node 1 = (2, 6) <text:s/>node 2= (12, 8)</text:p>
          </table:table-cell>
        </table:table-row>
        <table:table-row table:style-name="ro1">
          <table:table-cell office:value-type="string" calcext:value-type="string">
            <text:p>minimum APL = <text:s/>4.11876584954 <text:s/>node 1 = (2, 6) <text:s/>node 2= (4, 0)</text:p>
          </table:table-cell>
        </table:table-row>
        <table:table-row table:style-name="ro1">
          <table:table-cell office:value-type="string" calcext:value-type="string">
            <text:p>minimum APL = <text:s/>4.06544096929 <text:s/>node 1 = (2, 6) <text:s/>node 2= (12, 0)</text:p>
          </table:table-cell>
        </table:table-row>
        <table:table-row table:style-name="ro1">
          <table:table-cell office:value-type="string" calcext:value-type="string">
            <text:p>minimum APL = <text:s/>4.01296139758 <text:s/>node 1 = (2, 6) <text:s/>node 2= (12, 12)</text:p>
          </table:table-cell>
        </table:table-row>
        <table:table-row table:style-name="ro1">
          <table:table-cell office:value-type="string" calcext:value-type="string">
            <text:p>minimum APL = <text:s/>3.96724429417 <text:s/>node 1 = (2, 6) <text:s/>node 2= (9, 8)</text:p>
          </table:table-cell>
        </table:table-row>
        <table:table-row table:style-name="ro1">
          <table:table-cell office:value-type="string" calcext:value-type="string">
            <text:p>minimum APL = <text:s/>3.92166807551 <text:s/>node 1 = (2, 6) <text:s/>node 2= (4, 4)</text:p>
          </table:table-cell>
        </table:table-row>
        <table:table-row table:style-name="ro1">
          <table:table-cell office:value-type="string" calcext:value-type="string">
            <text:p>minimum APL = <text:s/>3.87672583826 <text:s/>node 1 = (2, 6) <text:s/>node 2= (7, 6)</text:p>
          </table:table-cell>
        </table:table-row>
        <table:table-row table:style-name="ro1">
          <table:table-cell office:value-type="string" calcext:value-type="string">
            <text:p>minimum APL = <text:s/>3.83220625528 <text:s/>node 1 = (2, 6) <text:s/>node 2= (7, 10)</text:p>
          </table:table-cell>
        </table:table-row>
        <table:table-row table:style-name="ro1">
          <table:table-cell office:value-type="string" calcext:value-type="string">
            <text:p>minimum APL = <text:s/>3.79177233023 <text:s/>node 1 = (2, 6) <text:s/>node 2= (3, 12)</text:p>
          </table:table-cell>
        </table:table-row>
        <table:table-row table:style-name="ro1">
          <table:table-cell office:value-type="string" calcext:value-type="string">
            <text:p>minimum APL = <text:s/>3.75253592561 <text:s/>node 1 = (2, 6) <text:s/>node 2= (2, 8)</text:p>
          </table:table-cell>
        </table:table-row>
        <table:table-row table:style-name="ro1">
          <table:table-cell office:value-type="string" calcext:value-type="string">
            <text:p>minimum APL = <text:s/>3.7135812905 <text:s/>node 1 = (2, 6) <text:s/>node 2= (11, 3)</text:p>
          </table:table-cell>
        </table:table-row>
        <table:table-row table:style-name="ro1">
          <table:table-cell office:value-type="string" calcext:value-type="string">
            <text:p>minimum APL = <text:s/>3.6758946182 <text:s/>node 1 = (2, 6) <text:s/>node 2= (8, 2)</text:p>
          </table:table-cell>
        </table:table-row>
        <table:table-row table:style-name="ro1">
          <table:table-cell office:value-type="string" calcext:value-type="string">
            <text:p>minimum APL = <text:s/>3.63856015779 <text:s/>node 1 = (2, 6) <text:s/>node 2= (4, 9)</text:p>
          </table:table-cell>
        </table:table-row>
        <table:table-row table:style-name="ro1">
          <table:table-cell office:value-type="string" calcext:value-type="string">
            <text:p>minimum APL = <text:s/>3.60643843336 <text:s/>node 1 = (0, 1) <text:s/>node 2= (2, 6)</text:p>
          </table:table-cell>
        </table:table-row>
        <table:table-row table:style-name="ro1">
          <table:table-cell office:value-type="string" calcext:value-type="string">
            <text:p>minimum APL = <text:s/>3.57495069034 <text:s/>node 1 = (2, 6) <text:s/>node 2= (9, 0)</text:p>
          </table:table-cell>
        </table:table-row>
        <table:table-row table:style-name="ro1">
          <table:table-cell office:value-type="string" calcext:value-type="string">
            <text:p>minimum APL = <text:s/>3.54395604396 <text:s/>node 1 = (2, 6) <text:s/>node 2= (9, 12)</text:p>
          </table:table-cell>
        </table:table-row>
        <table:table-row table:style-name="ro1">
          <table:table-cell office:value-type="string" calcext:value-type="string">
            <text:p>minimum APL = <text:s/>3.51408847563 <text:s/>node 1 = (1, 3) <text:s/>node 2= (2, 6)</text:p>
          </table:table-cell>
        </table:table-row>
        <table:table-row table:style-name="ro1">
          <table:table-cell office:value-type="string" calcext:value-type="string">
            <text:p>minimum APL = <text:s/>3.4848548887 <text:s/>node 1 = (2, 6) <text:s/>node 2= (9, 9)</text:p>
          </table:table-cell>
        </table:table-row>
        <table:table-row table:style-name="ro1">
          <table:table-cell office:value-type="string" calcext:value-type="string">
            <text:p>minimum APL = <text:s/>3.45646661031 <text:s/>node 1 = (2, 6) <text:s/>node 2= (6, 3)</text:p>
          </table:table-cell>
        </table:table-row>
        <table:table-row table:style-name="ro1">
          <table:table-cell office:value-type="string" calcext:value-type="string">
            <text:p>minimum APL = <text:s/>3.42793744717 <text:s/>node 1 = (2, 6) <text:s/>node 2= (8, 6)</text:p>
          </table:table-cell>
        </table:table-row>
        <table:table-row table:style-name="ro1">
          <table:table-cell office:value-type="string" calcext:value-type="string">
            <text:p>minimum APL = <text:s/>3.40588898281 <text:s/>node 1 = (0, 12) <text:s/>node 2= (2, 6)</text:p>
          </table:table-cell>
        </table:table-row>
        <table:table-row table:style-name="ro1">
          <table:table-cell office:value-type="string" calcext:value-type="string">
            <text:p>minimum APL = <text:s/>3.38447449986 <text:s/>node 1 = (0, 6) <text:s/>node 2= (2, 6)</text:p>
          </table:table-cell>
        </table:table-row>
        <table:table-row table:style-name="ro1">
          <table:table-cell office:value-type="string" calcext:value-type="string">
            <text:p>minimum APL = <text:s/>3.36306001691 <text:s/>node 1 = (1, 0) <text:s/>node 2= (2, 6)</text:p>
          </table:table-cell>
        </table:table-row>
        <table:table-row table:style-name="ro1">
          <table:table-cell office:value-type="string" calcext:value-type="string">
            <text:p>minimum APL = <text:s/>3.34234995773 <text:s/>node 1 = (2, 6) <text:s/>node 2= (8, 12)</text:p>
          </table:table-cell>
        </table:table-row>
        <table:table-row table:style-name="ro1">
          <table:table-cell office:value-type="string" calcext:value-type="string">
            <text:p>minimum APL = <text:s/>3.32163989856 <text:s/>node 1 = (2, 6) <text:s/>node 2= (12, 7)</text:p>
          </table:table-cell>
        </table:table-row>
        <table:table-row table:style-name="ro1">
          <table:table-cell office:value-type="string" calcext:value-type="string">
            <text:p>minimum APL = <text:s/>3.30100028177 <text:s/>node 1 = (2, 6) <text:s/>node 2= (7, 0)</text:p>
          </table:table-cell>
        </table:table-row>
        <table:table-row table:style-name="ro1">
          <table:table-cell office:value-type="string" calcext:value-type="string">
            <text:p>minimum APL = <text:s/>3.28064243449 <text:s/>node 1 = (1, 10) <text:s/>node 2= (2, 6)</text:p>
          </table:table-cell>
        </table:table-row>
        <table:table-row table:style-name="ro1">
          <table:table-cell office:value-type="string" calcext:value-type="string">
            <text:p>minimum APL = <text:s/>3.26112989575 <text:s/>node 1 = (2, 6) <text:s/>node 2= (5, 5)</text:p>
          </table:table-cell>
        </table:table-row>
        <table:table-row table:style-name="ro1">
          <table:table-cell office:value-type="string" calcext:value-type="string">
            <text:p>minimum APL = <text:s/>3.24168779938 <text:s/>node 1 = (2, 6) <text:s/>node 2= (5, 2)</text:p>
          </table:table-cell>
        </table:table-row>
        <table:table-row table:style-name="ro1">
          <table:table-cell office:value-type="string" calcext:value-type="string">
            <text:p>minimum APL = <text:s/>3.22231614539 <text:s/>node 1 = (2, 6) <text:s/>node 2= (6, 8)</text:p>
          </table:table-cell>
        </table:table-row>
        <table:table-row table:style-name="ro1">
          <table:table-cell office:value-type="string" calcext:value-type="string">
            <text:p>minimum APL = <text:s/>3.21111580727 <text:s/>node 1 = (0, 0) <text:s/>node 2= (2, 6)</text:p>
          </table:table-cell>
        </table:table-row>
        <table:table-row table:style-name="ro1">
          <table:table-cell office:value-type="string" calcext:value-type="string">
            <text:p>minimum APL = <text:s/>3.19998591152 <text:s/>node 1 = (2, 6) <text:s/>node 2= (11, 0)</text:p>
          </table:table-cell>
        </table:table-row>
        <table:table-row table:style-name="ro1">
          <table:table-cell office:value-type="string" calcext:value-type="string">
            <text:p>minimum APL = <text:s/>3.18885601578 <text:s/>node 1 = (2, 6) <text:s/>node 2= (11, 12)</text:p>
          </table:table-cell>
        </table:table-row>
        <table:table-row table:style-name="ro1">
          <table:table-cell office:value-type="string" calcext:value-type="string">
            <text:p>minimum APL = <text:s/>3.17772612003 <text:s/>node 1 = (2, 6) <text:s/>node 2= (12, 1)</text:p>
          </table:table-cell>
        </table:table-row>
        <table:table-row table:style-name="ro1">
          <table:table-cell office:value-type="string" calcext:value-type="string">
            <text:p>minimum APL = <text:s/>3.16659622429 <text:s/>node 1 = (2, 6) <text:s/>node 2= (12, 11)</text:p>
          </table:table-cell>
        </table:table-row>
        <table:table-row table:style-name="ro1">
          <table:table-cell office:value-type="string" calcext:value-type="string">
            <text:p>^[OP^[OP^[OPminimum APL = <text:s/>3.15553677092 <text:s/>node 1 = (2, 6) <text:s/>node 2= (10, 0)</text:p>
          </table:table-cell>
        </table:table-row>
        <table:table-row table:style-name="ro1">
          <table:table-cell office:value-type="string" calcext:value-type="string">
            <text:p>minimum APL = <text:s/>3.14447731755 <text:s/>node 1 = (2, 6) <text:s/>node 2= (12, 4)</text:p>
          </table:table-cell>
        </table:table-row>
        <table:table-row table:style-name="ro1">
          <table:table-cell office:value-type="string" calcext:value-type="string">
            <text:p>minimum APL = <text:s/>3.13348830657 <text:s/>node 1 = (0, 2) <text:s/>node 2= (2, 6)</text:p>
          </table:table-cell>
        </table:table-row>
        <table:table-row table:style-name="ro1">
          <table:table-cell office:value-type="string" calcext:value-type="string">
            <text:p>minimum APL = <text:s/>3.12249929558 <text:s/>node 1 = (0, 3) <text:s/>node 2= (2, 6)</text:p>
          </table:table-cell>
        </table:table-row>
        <table:table-row table:style-name="ro1">
          <table:table-cell office:value-type="string" calcext:value-type="string">
            <text:p>minimum APL = <text:s/>3.11151028459 <text:s/>node 1 = (0, 5) <text:s/>node 2= (2, 6)</text:p>
          </table:table-cell>
        </table:table-row>
        <table:table-row table:style-name="ro1">
          <table:table-cell office:value-type="string" calcext:value-type="string">
            <text:p>minimum APL = <text:s/>3.10045083122 <text:s/>node 1 = (0, 8) <text:s/>node 2= (2, 6)</text:p>
          </table:table-cell>
        </table:table-row>
        <table:table-row table:style-name="ro1">
          <table:table-cell office:value-type="string" calcext:value-type="string">
            <text:p>minimum APL = <text:s/>3.08939137785 <text:s/>node 1 = (0, 11) <text:s/>node 2= (2, 6)</text:p>
          </table:table-cell>
        </table:table-row>
        <table:table-row table:style-name="ro1">
          <table:table-cell office:value-type="string" calcext:value-type="string">
            <text:p>minimum APL = <text:s/>3.07833192449 <text:s/>node 1 = (2, 6) <text:s/>node 2= (2, 12)</text:p>
          </table:table-cell>
        </table:table-row>
        <table:table-row table:style-name="ro1">
          <table:table-cell office:value-type="string" calcext:value-type="string">
            <text:p>minimum APL = <text:s/>3.0673429135 <text:s/>node 1 = (0, 7) <text:s/>node 2= (2, 6)</text:p>
          </table:table-cell>
        </table:table-row>
        <table:table-row table:style-name="ro1">
          <table:table-cell office:value-type="string" calcext:value-type="string">
            <text:p>minimum APL = <text:s/>3.05635390251 <text:s/>node 1 = (1, 12) <text:s/>node 2= (2, 6)</text:p>
          </table:table-cell>
        </table:table-row>
        <table:table-row table:style-name="ro1">
          <table:table-cell office:value-type="string" calcext:value-type="string">
            <text:p>minimum APL = <text:s/>3.04536489152 <text:s/>node 1 = (0, 10) <text:s/>node 2= (2, 6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07:17:36.283611289</meta:creation-date>
    <dc:date>2018-06-11T07:18:08.055376061</dc:date>
    <meta:editing-duration>PT32S</meta:editing-duration>
    <meta:editing-cycles>1</meta:editing-cycles>
    <meta:document-statistic meta:table-count="1" meta:cell-count="65" meta:object-count="0"/>
    <meta:generator>LibreOffice/5.1.6.2$Linux_X86_64 LibreOffice_project/10m0$Build-2</meta:generator>
  </office:meta>
</office:document-meta>
</file>